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5cm" fo:margin-left="0cm" fo:margin-right="-0.005cm" table:align="margins"/>
    </style:style>
    <style:style style:name="Tabla7.A" style:family="table-column">
      <style:table-column-properties style:column-width="4.396cm" style:rel-column-width="16372*"/>
    </style:style>
    <style:style style:name="Tabla7.B" style:family="table-column">
      <style:table-column-properties style:column-width="4.397cm" style:rel-column-width="16378*"/>
    </style:style>
    <style:style style:name="Tabla7.D" style:family="table-column">
      <style:table-column-properties style:column-width="4.404cm" style:rel-column-width="16407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6cm" style:rel-column-width="16377*"/>
    </style:style>
    <style:style style:name="Tabla8.B" style:family="table-column">
      <style:table-column-properties style:column-width="4.397cm" style:rel-column-width="16383*"/>
    </style:style>
    <style:style style:name="Tabla8.D" style:family="table-column">
      <style:table-column-properties style:column-width="4.399cm" style:rel-column-width="16392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B" style:family="table-column">
      <style:table-column-properties style:column-width="4.397cm" style:rel-column-width="16384*"/>
    </style:style>
    <style:style style:name="Tabla13.D" style:family="table-column">
      <style:table-column-properties style:column-width="4.397cm" style:rel-column-width="16385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text-properties style:text-underline-style="none" fo:font-weight="normal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text-properties style:text-underline-style="none" fo:font-weight="normal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fo:font-weight="normal" fo:background-color="#ffffff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text-properties style:text-underline-style="none" fo:font-weight="normal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10">Función del requerimiento:<text:span text:style-name="T1"> Permitir agregar nuevos buses solo por el </text:span><text:span text:style-name="T5">Director</text:span><text:span text:style-name="T1">.</text:span></text:p>
          </table:table-cell>
          <table:covered-table-cell/>
          <table:table-cell table:style-name="Tabla1.A1" office:value-type="string">
            <text:p text:style-name="P10">Identificador</text:p>
          </table:table-cell>
          <table:table-cell table:style-name="Tabla1.D1" office:value-type="string">
            <text:p text:style-name="P14">3.2.1</text:p>
          </table:table-cell>
        </table:table-row>
        <table:table-row>
          <table:table-cell table:style-name="Tabla1.A2" office:value-type="string">
            <text:p text:style-name="P2">Estado:</text:p>
          </table:table-cell>
          <table:table-cell table:style-name="Tabla1.A2" office:value-type="string">
            <text:p text:style-name="P6">Análisis</text:p>
          </table:table-cell>
          <table:table-cell table:style-name="Tabla1.A2" office:value-type="string">
            <text:p text:style-name="P10">Tipo de requerimiento</text:p>
          </table:table-cell>
          <table:table-cell table:style-name="Tabla1.D2" office:value-type="string">
            <text:p text:style-name="P12">Funcional</text:p>
          </table:table-cell>
        </table:table-row>
        <table:table-row>
          <table:table-cell table:style-name="Tabla1.A2" office:value-type="string">
            <text:p text:style-name="P10">Creado por</text:p>
          </table:table-cell>
          <table:table-cell table:style-name="Tabla1.A2" office:value-type="string">
            <text:p text:style-name="P3">Cristian Ríos</text:p>
          </table:table-cell>
          <table:table-cell table:style-name="Tabla1.A2" office:value-type="string">
            <text:p text:style-name="P2">Fecha creación</text:p>
          </table:table-cell>
          <table:table-cell table:style-name="Tabla1.D2" office:value-type="string">
            <text:p text:style-name="P3">11 Septiembre 2011</text:p>
          </table:table-cell>
        </table:table-row>
        <table:table-row>
          <table:table-cell table:style-name="Tabla1.A2" office:value-type="string">
            <text:p text:style-name="P10">Actualizado por</text:p>
          </table:table-cell>
          <table:table-cell table:style-name="Tabla1.A2" office:value-type="string">
            <text:p text:style-name="P3">Luis Felipe Vargas</text:p>
          </table:table-cell>
          <table:table-cell table:style-name="Tabla1.A2" office:value-type="string">
            <text:p text:style-name="P2">Fecha actualización</text:p>
          </table:table-cell>
          <table:table-cell table:style-name="Tabla1.D2" office:value-type="string">
            <text:p text:style-name="P3">11 Septiembre 2011</text:p>
          </table:table-cell>
        </table:table-row>
        <table:table-row>
          <table:table-cell table:style-name="Tabla1.A2" office:value-type="string">
            <text:p text:style-name="P10">Descripción</text:p>
          </table:table-cell>
          <table:table-cell table:style-name="Tabla1.D2" table:number-columns-spanned="3" office:value-type="string">
            <text:p text:style-name="P12">El sistema debe permitir agregar nuevos buses solamente por <text:s/>el <text:s/><text:span text:style-name="T4">Director</text:span>, el cual tendrá la capacidad de ingresar los datos para el ingreso del nuevo bus los cuales son: la matricula <text:s/>y la identificación interna también el tipo (padrón, alimentador, articulado) capacidad y estado(reparación, mantenimiento, funcionando) <text:span text:style-name="T3">siendo la matricula un dato obligatorio para la creación del bus en el sistema.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atos de Entrada</text:p>
          </table:table-cell>
          <table:table-cell table:style-name="Tabla1.D2" table:number-columns-spanned="3" office:value-type="string">
            <text:p text:style-name="P12">El <text:span text:style-name="T4">Director</text:span> debe ingresar los datos: matricula , identificación interna también el tipo (padrón, alimentador, articulado), capacidad y estado(reparación, mantenimiento, funcionando)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atos de salida</text:p>
          </table:table-cell>
          <table:table-cell table:style-name="Tabla1.D2" table:number-columns-spanned="3" office:value-type="string">
            <text:p text:style-name="P12">La información ingresada para <text:s/>el nuevo bus quedará guardada en el sistema.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Resultados esperados</text:p>
          </table:table-cell>
          <table:table-cell table:style-name="Tabla1.D2" table:number-columns-spanned="3" office:value-type="string">
            <text:p text:style-name="P12">Los datos del nuevo bus se podrán consulta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Origen</text:p>
          </table:table-cell>
          <table:table-cell table:style-name="Tabla1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irigido a</text:p>
          </table:table-cell>
          <table:table-cell table:style-name="Tabla1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ioridad</text:p>
          </table:table-cell>
          <table:table-cell table:style-name="Tabla1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Requerimientos asociados</text:p>
          </table:table-cell>
          <table:table-cell table:style-name="Tabla1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0">Precondiciones</text:p>
          </table:table-cell>
          <table:table-cell table:style-name="Tabla1.D2" table:number-columns-spanned="3" office:value-type="string">
            <text:p text:style-name="P12">Haberse logueado en el sistema como <text:span text:style-name="T4">Director</text:span>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oscondiciones</text:p>
          </table:table-cell>
          <table:table-cell table:style-name="Tabla1.D2" table:number-columns-spanned="3" office:value-type="string">
            <text:p text:style-name="P12">La base de datos se actualizara con el nuevo registro del bus ingresado 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Criterios de aceptación</text:p>
          </table:table-cell>
          <table:table-cell table:style-name="Tabla1.D2" table:number-columns-spanned="3" office:value-type="string">
            <text:p text:style-name="P12">El requerimiento es aceptado cuando el <text:s text:c="2"/>operativo consulta el nuevo bus y se da cuenta que est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0">Función del requerimiento: <text:span text:style-name="T1">El sistema debe </text:span><text:soft-page-break/><text:span text:style-name="T1">permitir que a cada bus le corresponda solo una ruta y que esta pueda ser cambiada de ser necesario.</text:span></text:p>
          </table:table-cell>
          <table:covered-table-cell/>
          <table:table-cell table:style-name="Tabla2.A1" office:value-type="string">
            <text:p text:style-name="P10">Identificador</text:p>
          </table:table-cell>
          <table:table-cell table:style-name="Tabla2.D1" office:value-type="string">
            <text:p text:style-name="P14">3.2.2</text:p>
          </table:table-cell>
        </table:table-row>
        <table:table-row>
          <table:table-cell table:style-name="Tabla2.A2" office:value-type="string">
            <text:p text:style-name="P2">Estado:</text:p>
          </table:table-cell>
          <table:table-cell table:style-name="Tabla2.A2" office:value-type="string">
            <text:p text:style-name="P6">Análisis</text:p>
          </table:table-cell>
          <table:table-cell table:style-name="Tabla2.A2" office:value-type="string">
            <text:p text:style-name="P10">Tipo de requerimiento</text:p>
          </table:table-cell>
          <table:table-cell table:style-name="Tabla2.D2" office:value-type="string">
            <text:p text:style-name="P14">Funcional</text:p>
          </table:table-cell>
        </table:table-row>
        <table:table-row>
          <table:table-cell table:style-name="Tabla2.A2" office:value-type="string">
            <text:p text:style-name="P10">Creado por</text:p>
          </table:table-cell>
          <table:table-cell table:style-name="Tabla2.A2" office:value-type="string">
            <text:p text:style-name="P3">Cristian Ríos</text:p>
          </table:table-cell>
          <table:table-cell table:style-name="Tabla2.A2" office:value-type="string">
            <text:p text:style-name="P2">Fecha creación</text:p>
          </table:table-cell>
          <table:table-cell table:style-name="Tabla2.D2" office:value-type="string">
            <text:p text:style-name="P3">11 Septiembre 2011</text:p>
          </table:table-cell>
        </table:table-row>
        <table:table-row>
          <table:table-cell table:style-name="Tabla2.A2" office:value-type="string">
            <text:p text:style-name="P10">Actualizado por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2">Fecha actualización</text:p>
          </table:table-cell>
          <table:table-cell table:style-name="Tabla2.D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D2" table:number-columns-spanned="3" office:value-type="string">
            <text:p text:style-name="P18">El sistema debe permitir que un bus sea asociado con una ruta, es decir que se puede conocer que bus esta realizando que ru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entrada</text:p>
          </table:table-cell>
          <table:table-cell table:style-name="Tabla2.D2" table:number-columns-spanned="3" office:value-type="string">
            <text:p text:style-name="P18">El <text:span text:style-name="T4">Director</text:span> deberá relacionar un bus con una ruta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salida</text:p>
          </table:table-cell>
          <table:table-cell table:style-name="Tabla2.D2" table:number-columns-spanned="3" office:value-type="string">
            <text:p text:style-name="P12">Se crea esta relación en la base de datos y se puede establecer que <text:s/>ruta tiene un bus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sultados esperados</text:p>
          </table:table-cell>
          <table:table-cell table:style-name="Tabla2.D2" table:number-columns-spanned="3" office:value-type="string">
            <text:p text:style-name="P12">Se asocia una ruta a un bus en la base de datos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Origen</text:p>
          </table:table-cell>
          <table:table-cell table:style-name="Tabla2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irigido a</text:p>
          </table:table-cell>
          <table:table-cell table:style-name="Tabla2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rioridad</text:p>
          </table:table-cell>
          <table:table-cell table:style-name="Tabla2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querimientos asociados</text:p>
          </table:table-cell>
          <table:table-cell table:style-name="Tabla2.D2" table:number-columns-spanned="3" office:value-type="string">
            <text:p text:style-name="P12">3.2.1</text:p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0">Precondiciones</text:p>
          </table:table-cell>
          <table:table-cell table:style-name="Tabla2.D2" table:number-columns-spanned="3" office:value-type="string">
            <text:p text:style-name="P12">Haberse logueado en el sistema como D<text:span text:style-name="T4">irector</text:span>. Existir buses y rutas <text:s/>registradas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oscondiciones</text:p>
          </table:table-cell>
          <table:table-cell table:style-name="Tabla2.D2" table:number-columns-spanned="3" office:value-type="string">
            <text:p text:style-name="P12">Se almacena en la base de datos la relación <text:s/>entre el bus y la ruta a la que este sea asignado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9">Criterios de aceptación</text:p>
          </table:table-cell>
          <table:table-cell table:style-name="Tabla2.D2" table:number-columns-spanned="3" office:value-type="string">
            <text:p text:style-name="P12">El requerimiento es aceptado cuando se consulta la ruta de un bus y esta <text:s/>coincida con la registrada por el <text:span text:style-name="T4">Director</text:span>.</text:p>
          </table:table-cell>
          <table:covered-table-cell/>
          <table:covered-table-cell/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row>
          <table:table-cell table:style-name="Tabla3.A1" table:number-columns-spanned="2" office:value-type="string">
            <text:p text:style-name="P10">Función del requerimiento: <text:span text:style-name="T1">Permitir eliminar </text:span><text:soft-page-break/><text:span text:style-name="T1">buses existentes en el sistema, esta operación solo la puede realizar el </text:span><text:span text:style-name="T5">Director.</text:span></text:p>
          </table:table-cell>
          <table:covered-table-cell/>
          <table:table-cell table:style-name="Tabla3.A1" office:value-type="string">
            <text:p text:style-name="P7">Identificador</text:p>
          </table:table-cell>
          <table:table-cell table:style-name="Tabla3.D1" office:value-type="string">
            <text:p text:style-name="Table_20_Contents">3.2.3</text:p>
          </table:table-cell>
        </table:table-row>
        <table:table-row>
          <table:table-cell table:style-name="Tabla3.A2" office:value-type="string">
            <text:p text:style-name="P1">Estado:</text:p>
          </table:table-cell>
          <table:table-cell table:style-name="Tabla3.A2" office:value-type="string">
            <text:p text:style-name="Standard">Análisis</text:p>
          </table:table-cell>
          <table:table-cell table:style-name="Tabla3.A2" office:value-type="string">
            <text:p text:style-name="P7">Tipo de requerimiento</text:p>
          </table:table-cell>
          <table:table-cell table:style-name="Tabla3.D2" office:value-type="string">
            <text:p text:style-name="Table_20_Contents">Funcional</text:p>
          </table:table-cell>
        </table:table-row>
        <table:table-row>
          <table:table-cell table:style-name="Tabla3.A2" office:value-type="string">
            <text:p text:style-name="P7">Creado por</text:p>
          </table:table-cell>
          <table:table-cell table:style-name="Tabla3.A2" office:value-type="string">
            <text:p text:style-name="Standard">Cristian Ríos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3">11 Septiembre 2011</text:p>
          </table:table-cell>
        </table:table-row>
        <table:table-row>
          <table:table-cell table:style-name="Tabla3.A2" office:value-type="string">
            <text:p text:style-name="P7">Actualizado por</text:p>
          </table:table-cell>
          <table:table-cell table:style-name="Tabla3.A2" office:value-type="string">
            <text:p text:style-name="Standard">Luis Felipe Vargas</text:p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>11 Septiembre 2011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5" table:number-columns-spanned="3" office:value-type="string">
            <text:p text:style-name="P21">El sistema debe permitir eliminar de manera lógica el registro del bus es decir que persiste la información del bus en la base de datos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atos de entrada</text:p>
          </table:table-cell>
          <table:table-cell table:style-name="Tabla3.D2" table:number-columns-spanned="3" office:value-type="string">
            <text:p text:style-name="P18">El <text:span text:style-name="T4">Director</text:span> <text:s/>sabe que el bus que va a eliminar existe en el sistema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atos de salida</text:p>
          </table:table-cell>
          <table:table-cell table:style-name="Tabla3.D2" table:number-columns-spanned="3" office:value-type="string">
            <text:p text:style-name="P12">El registro del bus no podrá ser consultado de nuevo . 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Resultados esperados</text:p>
          </table:table-cell>
          <table:table-cell table:style-name="Tabla3.D2" table:number-columns-spanned="3" office:value-type="string">
            <text:p text:style-name="P12">Se espera que se haya <text:s/>borrado de manera lógica el registro de la base de datos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Origen</text:p>
          </table:table-cell>
          <table:table-cell table:style-name="Tabla3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irigido a</text:p>
          </table:table-cell>
          <table:table-cell table:style-name="Tabla3.D2" table:number-columns-spanned="3" office:value-type="string">
            <text:p text:style-name="P11">Director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Prioridad</text:p>
          </table:table-cell>
          <table:table-cell table:style-name="Tabla3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Requerimientos asociados</text:p>
          </table:table-cell>
          <table:table-cell table:style-name="Tabla3.D2" table:number-columns-spanned="3" office:value-type="string">
            <text:p text:style-name="P11">3.2.1</text:p>
            <text:p text:style-name="P11">3.2.6</text:p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">Precondiciones</text:p>
          </table:table-cell>
          <table:table-cell table:style-name="Tabla3.D2" table:number-columns-spanned="3" office:value-type="string">
            <text:p text:style-name="P12">Haberse logueado en el sistema como <text:span text:style-name="T4">Director</text:span> y que existan registros de buses en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Poscondiciones</text:p>
          </table:table-cell>
          <table:table-cell table:style-name="Tabla3.D2" table:number-columns-spanned="3" office:value-type="string">
            <text:p text:style-name="P12">El registro sera borrado para consultas en sistema pero persiste su información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Criterio de aceptación</text:p>
          </table:table-cell>
          <table:table-cell table:style-name="Tabla3.D2" table:number-columns-spanned="3" office:value-type="string">
            <text:p text:style-name="P12">El requerimiento es aceptado si al consultar el <text:s/>bus que fue eliminado la consulta no arroja resultad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7">Función del requerimiento: <text:s/><text:span text:style-name="T2">El sistema debe </text:span><text:soft-page-break/><text:span text:style-name="T2">permitir la modificación de la información de los buses existentes solo por el </text:span><text:span text:style-name="T6">Director</text:span><text:span text:style-name="T2">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2.4</text:p>
          </table:table-cell>
        </table:table-row>
        <table:table-row>
          <table:table-cell table:style-name="Tabla4.A2" office:value-type="string">
            <text:p text:style-name="P7">Estado</text:p>
          </table:table-cell>
          <table:table-cell table:style-name="Tabla4.A2" office:value-type="string">
            <text:p text:style-name="P5">Análisis</text:p>
          </table:table-cell>
          <table:table-cell table:style-name="Tabla4.A2" office:value-type="string">
            <text:p text:style-name="P7">Tipo de requerimiento</text:p>
          </table:table-cell>
          <table:table-cell table:style-name="Tabla4.D2" office:value-type="string">
            <text:p text:style-name="Table_20_Contents">Funcional</text:p>
          </table:table-cell>
        </table:table-row>
        <table:table-row>
          <table:table-cell table:style-name="Tabla4.A2" office:value-type="string">
            <text:p text:style-name="P7">Creado por</text:p>
          </table:table-cell>
          <table:table-cell table:style-name="Tabla4.A2" office:value-type="string">
            <text:p text:style-name="Standard">Cristian Ríos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3">11 Septiembre 2011</text:p>
          </table:table-cell>
        </table:table-row>
        <table:table-row>
          <table:table-cell table:style-name="Tabla4.A2" office:value-type="string">
            <text:p text:style-name="P7">Actualizado por</text:p>
          </table:table-cell>
          <table:table-cell table:style-name="Tabla4.A2" office:value-type="string">
            <text:p text:style-name="Standard">Luis Felipe Vargas</text:p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>11 Septiembre 2011</text:p>
          </table:table-cell>
        </table:table-row>
        <table:table-row>
          <table:table-cell table:style-name="Tabla4.A2" office:value-type="string">
            <text:p text:style-name="P7">Descripción</text:p>
          </table:table-cell>
          <table:table-cell table:style-name="Tabla4.D2" table:number-columns-spanned="3" office:value-type="string">
            <text:p text:style-name="P20">El sistema debe permitir para los buses ya creados la modificación de la siguiente información: identificación interna, estado, y la ruta asociada. Esto solo lo puede llevar a cabo el <text:span text:style-name="T4">Director</text:span>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atos de entrada</text:p>
          </table:table-cell>
          <table:table-cell table:style-name="Tabla4.D2" table:number-columns-spanned="3" office:value-type="string">
            <text:p text:style-name="P20">Los datos que se van a modificar estos pueden ser, identificación interna, estado o ruta asoci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atos de salida</text:p>
          </table:table-cell>
          <table:table-cell table:style-name="Tabla4.D2" table:number-columns-spanned="3" office:value-type="string">
            <text:p text:style-name="P12">La información asociada al bus cambia en el sistema .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Resultados esperados</text:p>
          </table:table-cell>
          <table:table-cell table:style-name="Tabla4.D2" table:number-columns-spanned="3" office:value-type="string">
            <text:p text:style-name="P12">Se espera que <text:s/>la información nueva del bus se guarde en la base de datos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Origen</text:p>
          </table:table-cell>
          <table:table-cell table:style-name="Tabla4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irigido a</text:p>
          </table:table-cell>
          <table:table-cell table:style-name="Tabla4.D2" table:number-columns-spanned="3" office:value-type="string">
            <text:p text:style-name="P11">Director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Prioridad</text:p>
          </table:table-cell>
          <table:table-cell table:style-name="Tabla4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Requerimientos asociados</text:p>
          </table:table-cell>
          <table:table-cell table:style-name="Tabla4.D2" table:number-columns-spanned="3" office:value-type="string">
            <text:p text:style-name="P11">3.2.1</text:p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Precondiciones</text:p>
          </table:table-cell>
          <table:table-cell table:style-name="Tabla4.D2" table:number-columns-spanned="3" office:value-type="string">
            <text:p text:style-name="P12">Haberse logueado en el sistema como <text:span text:style-name="T4">Director</text:span>, que exista el registro del bus en 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Poscondiciones</text:p>
          </table:table-cell>
          <table:table-cell table:style-name="Tabla4.D2" table:number-columns-spanned="3" office:value-type="string">
            <text:p text:style-name="P12">El bus se guarda con los nuevos datos modificados <text:s/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Criterio de aceptación</text:p>
          </table:table-cell>
          <table:table-cell table:style-name="Tabla4.D2" table:number-columns-spanned="3" office:value-type="string">
            <text:p text:style-name="P12">El requerimiento es aceptado si al realizar la consulta de los datos del bus arroja los datos actualizad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0">Función del requerimiento: <text:s/><text:span text:style-name="T2">El sistema debe </text:span><text:soft-page-break/><text:span text:style-name="T2">permitir la consulta de los buses existentes. Esta operación solo puede ser realizada por el </text:span><text:span text:style-name="T6">Director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2.5</text:p>
          </table:table-cell>
        </table:table-row>
        <table:table-row>
          <table:table-cell table:style-name="Tabla5.A2" office:value-type="string">
            <text:p text:style-name="P7">Estado</text:p>
          </table:table-cell>
          <table:table-cell table:style-name="Tabla5.A2" office:value-type="string">
            <text:p text:style-name="P5">Análisis</text:p>
          </table:table-cell>
          <table:table-cell table:style-name="Tabla5.A2" office:value-type="string">
            <text:p text:style-name="P7">Tipo de requerimiento</text:p>
          </table:table-cell>
          <table:table-cell table:style-name="Tabla5.D2" office:value-type="string">
            <text:p text:style-name="Table_20_Contents">Funcional</text:p>
          </table:table-cell>
        </table:table-row>
        <table:table-row>
          <table:table-cell table:style-name="Tabla5.A2" office:value-type="string">
            <text:p text:style-name="P7">Creado por</text:p>
          </table:table-cell>
          <table:table-cell table:style-name="Tabla5.A2" office:value-type="string">
            <text:p text:style-name="Standard">Cristian Ríos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3">11 Septiembre 2011</text:p>
          </table:table-cell>
        </table:table-row>
        <table:table-row>
          <table:table-cell table:style-name="Tabla5.A2" office:value-type="string">
            <text:p text:style-name="P7">Actualizado por</text:p>
          </table:table-cell>
          <table:table-cell table:style-name="Tabla5.A2" office:value-type="string">
            <text:p text:style-name="Standard">Luis Felipe Vargas</text:p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>11 Septiembre 2011</text:p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D2" table:number-columns-spanned="3" office:value-type="string">
            <text:p text:style-name="P20">El sistema debe permitir solamente para el <text:span text:style-name="T4">Director</text:span> la consulta de <text:s/>los buses pertenecientes al sistema, esta consulta la hará con la <text:s/>identificación interna <text:s/>del bus <text:s/>y mostrara los datos asociados al bus incluida la rut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atos de entrada</text:p>
          </table:table-cell>
          <table:table-cell table:style-name="Tabla5.D2" table:number-columns-spanned="3" office:value-type="string">
            <text:p text:style-name="P20">La identificación del un bus existente en 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atos de salida</text:p>
          </table:table-cell>
          <table:table-cell table:style-name="Tabla5.D2" table:number-columns-spanned="3" office:value-type="string">
            <text:p text:style-name="P12">Se mostrará los datos que el bus consultado tenga guardados en el sistema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Resultados esperados</text:p>
          </table:table-cell>
          <table:table-cell table:style-name="Tabla5.D2" table:number-columns-spanned="3" office:value-type="string">
            <text:p text:style-name="P12">Se espera que en la ventana de resultado salga la información del bus consultado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Origen</text:p>
          </table:table-cell>
          <table:table-cell table:style-name="Tabla5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irigido a</text:p>
          </table:table-cell>
          <table:table-cell table:style-name="Tabla5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Prioridad</text:p>
          </table:table-cell>
          <table:table-cell table:style-name="Tabla5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Requerimientos asociados</text:p>
          </table:table-cell>
          <table:table-cell table:style-name="Tabla5.D2" table:number-columns-spanned="3" office:value-type="string">
            <text:p text:style-name="P11">3.2.1 <text:s/>,3.2.2 , 3.2.3 , 3.2.4</text:p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Precondiciones</text:p>
          </table:table-cell>
          <table:table-cell table:style-name="Tabla5.D2" table:number-columns-spanned="3" office:value-type="string">
            <text:p text:style-name="P12">Haberse logueado como <text:span text:style-name="T4">Director</text:span> en el sistema y que exista el registro <text:s/>del bus en la base de datos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Poscondiciones</text:p>
          </table:table-cell>
          <table:table-cell table:style-name="Tabla5.D2" table:number-columns-spanned="3" office:value-type="string">
            <text:p text:style-name="P12">Se muestra la información que se encuentra en el sistema asociada al bu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Criterio de aceptación</text:p>
          </table:table-cell>
          <table:table-cell table:style-name="Tabla5.D2" table:number-columns-spanned="3" office:value-type="string">
            <text:p text:style-name="P12">El requerimiento es aceptado si el resultado de la consulta coincide con lo que se ha guardado en la base de datos 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0">Función del requerimiento: <text:span text:style-name="T2">El sistema debe permitir agregar una nueva ruta solicitando la siguiente información: nombre, descripción del recorrido y paraderos. <text:s/>Dicha operación debe ser realizada solo por el </text:span><text:span text:style-name="T6">Director</text:span><text:span text:style-name="T2">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2.6</text:p>
          </table:table-cell>
        </table:table-row>
        <text:soft-page-break/>
        <table:table-row>
          <table:table-cell table:style-name="Tabla6.A2" office:value-type="string">
            <text:p text:style-name="P7">Estado</text:p>
          </table:table-cell>
          <table:table-cell table:style-name="Tabla6.A2" office:value-type="string">
            <text:p text:style-name="P5">Análisis</text:p>
          </table:table-cell>
          <table:table-cell table:style-name="Tabla6.A2" office:value-type="string">
            <text:p text:style-name="P7">Tipo de requerimiento</text:p>
          </table:table-cell>
          <table:table-cell table:style-name="Tabla6.D2" office:value-type="string">
            <text:p text:style-name="Table_20_Contents">Funcional</text:p>
          </table:table-cell>
        </table:table-row>
        <table:table-row>
          <table:table-cell table:style-name="Tabla6.A2" office:value-type="string">
            <text:p text:style-name="P7">Creado por</text:p>
          </table:table-cell>
          <table:table-cell table:style-name="Tabla6.A2" office:value-type="string">
            <text:p text:style-name="Standard">Cristian Ríos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3">11 Septiembre 2011</text:p>
          </table:table-cell>
        </table:table-row>
        <table:table-row>
          <table:table-cell table:style-name="Tabla6.A2" office:value-type="string">
            <text:p text:style-name="P7">Actualizado por</text:p>
          </table:table-cell>
          <table:table-cell table:style-name="Tabla6.A2" office:value-type="string">
            <text:p text:style-name="Standard">Luis Felipe Vargas</text:p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>11 Septiembre 2011</text:p>
          </table:table-cell>
        </table:table-row>
        <table:table-row>
          <table:table-cell table:style-name="Tabla6.A2" office:value-type="string">
            <text:p text:style-name="P7">Descripción</text:p>
          </table:table-cell>
          <table:table-cell table:style-name="Tabla6.D2" table:number-columns-spanned="3" office:value-type="string">
            <text:p text:style-name="P20">El sistema debe permitir solamente para el <text:span text:style-name="T4">Director</text:span> el ingreso de rutas al sistema solicitando de manera obligatoria los siguientes campos nombre , descripción del recorrido <text:s/>y parad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atos de entrada</text:p>
          </table:table-cell>
          <table:table-cell table:style-name="Tabla6.D2" table:number-columns-spanned="3" office:value-type="string">
            <text:p text:style-name="P20">El <text:span text:style-name="T4">Director</text:span> debe ingresar el <text:s/>nombre , descripción del recorrido <text:s/>y paradas de la rut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atos de salida</text:p>
          </table:table-cell>
          <table:table-cell table:style-name="Tabla6.D2" table:number-columns-spanned="3" office:value-type="string">
            <text:p text:style-name="P12">Un mensaje que dirá el ingreso fue exitoso, y el ingreso de las rutas a la base de datos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Resultados esperados</text:p>
          </table:table-cell>
          <table:table-cell table:style-name="Tabla6.D2" table:number-columns-spanned="3" office:value-type="string">
            <text:p text:style-name="P12">Se crea el registro en la base de datos de la ruta ingresa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Origen</text:p>
          </table:table-cell>
          <table:table-cell table:style-name="Tabla6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irigido a</text:p>
          </table:table-cell>
          <table:table-cell table:style-name="Tabla6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Prioridad</text:p>
          </table:table-cell>
          <table:table-cell table:style-name="Tabla6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Requerimientos asociados</text:p>
          </table:table-cell>
          <table:table-cell table:style-name="Tabla6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8">Precondiciones</text:p>
          </table:table-cell>
          <table:table-cell table:style-name="Tabla6.D2" table:number-columns-spanned="3" office:value-type="string">
            <text:p text:style-name="P12">Haberse logueado en el sistema como <text:span text:style-name="T4">Director</text:span>.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8">Poscondiciones</text:p>
          </table:table-cell>
          <table:table-cell table:style-name="Tabla6.D2" table:number-columns-spanned="3" office:value-type="string">
            <text:p text:style-name="P12">Ingreso de la ruta en la base de dato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8">Criterio de aceptación</text:p>
          </table:table-cell>
          <table:table-cell table:style-name="Tabla6.D2" table:number-columns-spanned="3" office:value-type="string">
            <text:p text:style-name="P12">El requerimiento es aceptado si al consultar la ruta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row>
          <table:table-cell table:style-name="Tabla7.A1" table:number-columns-spanned="2" office:value-type="string">
            <text:p text:style-name="P10">Función del requerimiento: <text:s/><text:span text:style-name="T2">El sistema debe permitir modificar la información de una ruta existente, dicha operación solo puede ser realizada por el </text:span><text:span text:style-name="T6">Director</text:span><text:span text:style-name="T2">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2.7</text:p>
          </table:table-cell>
        </table:table-row>
        <table:table-row>
          <table:table-cell table:style-name="Tabla7.A2" office:value-type="string">
            <text:p text:style-name="P7">Estado</text:p>
          </table:table-cell>
          <table:table-cell table:style-name="Tabla7.A2" office:value-type="string">
            <text:p text:style-name="P5">Análisis</text:p>
          </table:table-cell>
          <table:table-cell table:style-name="Tabla7.A2" office:value-type="string">
            <text:p text:style-name="P7">Tipo de requerimiento</text:p>
          </table:table-cell>
          <table:table-cell table:style-name="Tabla7.D2" office:value-type="string">
            <text:p text:style-name="Table_20_Contents">Funcional</text:p>
          </table:table-cell>
        </table:table-row>
        <text:soft-page-break/>
        <table:table-row>
          <table:table-cell table:style-name="Tabla7.A2" office:value-type="string">
            <text:p text:style-name="P7">Creado por</text:p>
          </table:table-cell>
          <table:table-cell table:style-name="Tabla7.A2" office:value-type="string">
            <text:p text:style-name="Standard">Cristian Ríos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3">11 Septiembre 2011</text:p>
          </table:table-cell>
        </table:table-row>
        <table:table-row>
          <table:table-cell table:style-name="Tabla7.A2" office:value-type="string">
            <text:p text:style-name="P7">Actualizado por</text:p>
          </table:table-cell>
          <table:table-cell table:style-name="Tabla7.A2" office:value-type="string">
            <text:p text:style-name="Standard">Luis Felipe Vargas</text:p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>11 Septiembre 2011</text:p>
          </table:table-cell>
        </table:table-row>
        <table:table-row>
          <table:table-cell table:style-name="Tabla7.A2" office:value-type="string">
            <text:p text:style-name="P7">Descripción</text:p>
          </table:table-cell>
          <table:table-cell table:style-name="Tabla7.D2" table:number-columns-spanned="3" office:value-type="string">
            <text:p text:style-name="P20">El sistema permitirá modificar la información de las rutas existentes, esta <text:s/>labor se llevara a cabo por el <text:span text:style-name="T4">Director</text:span> solamente, él cual realizará una consulta de la ruta y la modificará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atos de entrada</text:p>
          </table:table-cell>
          <table:table-cell table:style-name="Tabla7.D2" table:number-columns-spanned="3" office:value-type="string">
            <text:p text:style-name="P20">Los datos de entrada son los datos que se vallan a modificar de la ruta los cuales son nombre, descripción ,y <text:s/>parad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atos de salida</text:p>
          </table:table-cell>
          <table:table-cell table:style-name="Tabla7.D2" table:number-columns-spanned="3" office:value-type="string">
            <text:p text:style-name="P12">Se actualiza la base de datos con los datos nuevos de la ru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Resultados esperados</text:p>
          </table:table-cell>
          <table:table-cell table:style-name="Tabla7.D2" table:number-columns-spanned="3" office:value-type="string">
            <text:p text:style-name="P12">Se espera que en la base de datos del sistema quede la información actualizada de la ruta modifica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Origen</text:p>
          </table:table-cell>
          <table:table-cell table:style-name="Tabla7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irigido a</text:p>
          </table:table-cell>
          <table:table-cell table:style-name="Tabla7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Prioridad</text:p>
          </table:table-cell>
          <table:table-cell table:style-name="Tabla7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Requerimientos asociados</text:p>
          </table:table-cell>
          <table:table-cell table:style-name="Tabla7.D2" table:number-columns-spanned="3" office:value-type="string">
            <text:p text:style-name="P11">3.2.6</text:p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8">Precondiciones</text:p>
          </table:table-cell>
          <table:table-cell table:style-name="Tabla7.D2" table:number-columns-spanned="3" office:value-type="string">
            <text:p text:style-name="P12">Haberse logueado en el sistema como <text:span text:style-name="T4">Director</text:span>, y que la ruta ya exista en el sist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">Poscondiciones</text:p>
          </table:table-cell>
          <table:table-cell table:style-name="Tabla7.D2" table:number-columns-spanned="3" office:value-type="string">
            <text:p text:style-name="P12">La modificación en la base de datos de los datos de la ru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">Criterio de aceptación</text:p>
          </table:table-cell>
          <table:table-cell table:style-name="Tabla7.D2" table:number-columns-spanned="3" office:value-type="string">
            <text:p text:style-name="P12">El requerimiento es aceptado si al consultar la ruta esta tiene los datos que se cambiaro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 table:number-columns-repeated="2"/>
        <table:table-column table:style-name="Tabla8.D"/>
        <table:table-row>
          <table:table-cell table:style-name="Tabla8.A1" table:number-columns-spanned="2" office:value-type="string">
            <text:p text:style-name="P10">Función del requerimiento: <text:span text:style-name="T1">El sistema debe permitir eliminar rutas. Dicha operación debe ser realizada solo por el </text:span><text:span text:style-name="T5">Director</text:span><text:span text:style-name="T1">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2.8</text:p>
          </table:table-cell>
        </table:table-row>
        <table:table-row>
          <table:table-cell table:style-name="Tabla8.A2" office:value-type="string">
            <text:p text:style-name="P7">Estado</text:p>
          </table:table-cell>
          <table:table-cell table:style-name="Tabla8.A2" office:value-type="string">
            <text:p text:style-name="P5">Análisis</text:p>
          </table:table-cell>
          <table:table-cell table:style-name="Tabla8.A2" office:value-type="string">
            <text:p text:style-name="P7">Tipo de requerimiento</text:p>
          </table:table-cell>
          <table:table-cell table:style-name="Tabla8.D2" office:value-type="string">
            <text:p text:style-name="Table_20_Contents">Funcional</text:p>
          </table:table-cell>
        </table:table-row>
        <table:table-row>
          <table:table-cell table:style-name="Tabla8.A2" office:value-type="string">
            <text:p text:style-name="P7">Creado por</text:p>
          </table:table-cell>
          <table:table-cell table:style-name="Tabla8.A2" office:value-type="string">
            <text:p text:style-name="Standard">Cristian Ríos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3">11 Septiembre 2011</text:p>
          </table:table-cell>
        </table:table-row>
        <text:soft-page-break/>
        <table:table-row>
          <table:table-cell table:style-name="Tabla8.A2" office:value-type="string">
            <text:p text:style-name="P7">Actualizado por</text:p>
          </table:table-cell>
          <table:table-cell table:style-name="Tabla8.A2" office:value-type="string">
            <text:p text:style-name="Standard">Luis Felipe Vargas</text:p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>11 Septiembre 2011</text:p>
          </table:table-cell>
        </table:table-row>
        <table:table-row>
          <table:table-cell table:style-name="Tabla8.A2" office:value-type="string">
            <text:p text:style-name="P7">Descripción</text:p>
          </table:table-cell>
          <table:table-cell table:style-name="Tabla8.D2" table:number-columns-spanned="3" office:value-type="string">
            <text:p text:style-name="P19">El sistema debe permitir solamente para el <text:span text:style-name="T4">Director</text:span> la eliminación lógica de la ruta de la base de datos, el <text:span text:style-name="T4">Director</text:span> realizará una consulta en el sistema de la ruta y procederá a eliminarl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atos de entrada</text:p>
          </table:table-cell>
          <table:table-cell table:style-name="Tabla8.D2" table:number-columns-spanned="3" office:value-type="string">
            <text:p text:style-name="P20">El nombre de la ruta que se va <text:s/>a elimin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atos de salida</text:p>
          </table:table-cell>
          <table:table-cell table:style-name="Tabla8.D2" table:number-columns-spanned="3" office:value-type="string">
            <text:p text:style-name="P12">Un mensaje que dirá la eliminación fue exitosa, y la <text:s/>eliminación <text:s/>lógica de la ruta <text:s/>de <text:s/>la base de dato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Resultados esperados</text:p>
          </table:table-cell>
          <table:table-cell table:style-name="Tabla8.D2" table:number-columns-spanned="3" office:value-type="string">
            <text:p text:style-name="P12">Se elimina la ruta de la base de datos de manera lógic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Origen</text:p>
          </table:table-cell>
          <table:table-cell table:style-name="Tabla8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irigido a</text:p>
          </table:table-cell>
          <table:table-cell table:style-name="Tabla8.D2" table:number-columns-spanned="3" office:value-type="string">
            <text:p text:style-name="P11">Director 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Prioridad</text:p>
          </table:table-cell>
          <table:table-cell table:style-name="Tabla8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Requerimientos asociados</text:p>
          </table:table-cell>
          <table:table-cell table:style-name="Tabla8.D2" table:number-columns-spanned="3" office:value-type="string">
            <text:p text:style-name="P11">3.2.6 , 3.2.7 , 3.2.9</text:p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8">Precondiciones</text:p>
          </table:table-cell>
          <table:table-cell table:style-name="Tabla8.D2" table:number-columns-spanned="3" office:value-type="string">
            <text:p text:style-name="P12">Haberse logueado en el sistema como <text:span text:style-name="T4">Director</text:span>. 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8">Poscondiciones</text:p>
          </table:table-cell>
          <table:table-cell table:style-name="Tabla8.D2" table:number-columns-spanned="3" office:value-type="string">
            <text:p text:style-name="P12">Eliminación de la ruta en la base de datos de manera lógic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8">Criterio de aceptación</text:p>
          </table:table-cell>
          <table:table-cell table:style-name="Tabla8.D2" table:number-columns-spanned="3" office:value-type="string">
            <text:p text:style-name="P12">El requerimiento es aceptado si al consultar la ruta <text:s/>no muestra existencia de la mis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0">Función del requerimiento: <text:span text:style-name="T2">El sistema debe </text:span><text:span text:style-name="T2">permitir la consulta de rutas existentes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2.9</text:p>
          </table:table-cell>
        </table:table-row>
        <table:table-row>
          <table:table-cell table:style-name="Tabla9.A2" office:value-type="string">
            <text:p text:style-name="P7">Estado</text:p>
          </table:table-cell>
          <table:table-cell table:style-name="Tabla9.A2" office:value-type="string">
            <text:p text:style-name="P5">Análisis</text:p>
          </table:table-cell>
          <table:table-cell table:style-name="Tabla9.A2" office:value-type="string">
            <text:p text:style-name="P7">Tipo de requerimiento</text:p>
          </table:table-cell>
          <table:table-cell table:style-name="Tabla9.D2" office:value-type="string">
            <text:p text:style-name="Table_20_Contents">Funcional</text:p>
          </table:table-cell>
        </table:table-row>
        <table:table-row>
          <table:table-cell table:style-name="Tabla9.A2" office:value-type="string">
            <text:p text:style-name="P7">Creado por</text:p>
          </table:table-cell>
          <table:table-cell table:style-name="Tabla9.A2" office:value-type="string">
            <text:p text:style-name="Standard">Cristian Ríos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3">11 Septiembre 2011</text:p>
          </table:table-cell>
        </table:table-row>
        <table:table-row>
          <table:table-cell table:style-name="Tabla9.A2" office:value-type="string">
            <text:p text:style-name="P7">Actualizado por</text:p>
          </table:table-cell>
          <table:table-cell table:style-name="Tabla9.A2" office:value-type="string">
            <text:p text:style-name="Standard">Luis Felipe Vargas</text:p>
          </table:table-cell>
          <table:table-cell table:style-name="Tabla9.A2" office:value-type="string">
            <text:p text:style-name="P1">Fecha actualización</text:p>
          </table:table-cell>
          <table:table-cell table:style-name="Tabla9.D2" office:value-type="string">
            <text:p text:style-name="Standard">11 Septiembre 2011</text:p>
          </table:table-cell>
        </table:table-row>
        <text:soft-page-break/>
        <table:table-row>
          <table:table-cell table:style-name="Tabla9.A2" office:value-type="string">
            <text:p text:style-name="P7">Descripción</text:p>
          </table:table-cell>
          <table:table-cell table:style-name="Tabla9.D2" table:number-columns-spanned="3" office:value-type="string">
            <text:p text:style-name="P19">El sistema debe permitir solamente para el <text:span text:style-name="T4">Director</text:span> la consulta de rutas para tareas administrativas (modificar y eliminar)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atos de entrada</text:p>
          </table:table-cell>
          <table:table-cell table:style-name="Tabla9.D2" table:number-columns-spanned="3" office:value-type="string">
            <text:p text:style-name="P20">El nombre de la ruta que va a hacer consultada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atos de salida</text:p>
          </table:table-cell>
          <table:table-cell table:style-name="Tabla9.D2" table:number-columns-spanned="3" office:value-type="string">
            <text:p text:style-name="P12">Se muestran los datos de la ruta que son : nombre, paradas, y descripción <text:s/>del recorrido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Resultados esperados</text:p>
          </table:table-cell>
          <table:table-cell table:style-name="Tabla9.D2" table:number-columns-spanned="3" office:value-type="string">
            <text:p text:style-name="P12">Se espera que si la ruta existe la consulta arroje resultados y si no arroje un mensaje de no existenci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Origen</text:p>
          </table:table-cell>
          <table:table-cell table:style-name="Tabla9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irigido a</text:p>
          </table:table-cell>
          <table:table-cell table:style-name="Tabla9.D2" table:number-columns-spanned="3" office:value-type="string">
            <text:p text:style-name="P11">Director 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Prioridad</text:p>
          </table:table-cell>
          <table:table-cell table:style-name="Tabla9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Requerimientos asociados</text:p>
          </table:table-cell>
          <table:table-cell table:style-name="Tabla9.D2" table:number-columns-spanned="3" office:value-type="string">
            <text:p text:style-name="P11">3.2.6 , 3.2.7, 3.2.8</text:p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8">Precondiciones</text:p>
          </table:table-cell>
          <table:table-cell table:style-name="Tabla9.D2" table:number-columns-spanned="3" office:value-type="string">
            <text:p text:style-name="P12">Haberse logueado en el sistema como <text:span text:style-name="T4">Director</text:span>.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Poscondiciones</text:p>
          </table:table-cell>
          <table:table-cell table:style-name="Tabla9.D2" table:number-columns-spanned="3" office:value-type="string">
            <text:p text:style-name="P12">El sistema muestra los datos guardados de la rut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Criterio de aceptación</text:p>
          </table:table-cell>
          <table:table-cell table:style-name="Tabla9.D2" table:number-columns-spanned="3" office:value-type="string">
            <text:p text:style-name="P12">El requerimiento es aceptado si el resultado de la consulta coincide con los datos almacenados en la base de dat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0">Función del requerimiento: <text:span text:style-name="T2">El sistema debe permitir la creación de nuevas estaciones. Dicha información debe ser manejada por el </text:span><text:span text:style-name="T6">Director</text:span><text:span text:style-name="T2">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2.11</text:p>
          </table:table-cell>
        </table:table-row>
        <table:table-row>
          <table:table-cell table:style-name="Tabla10.A2" office:value-type="string">
            <text:p text:style-name="P7">Estado</text:p>
          </table:table-cell>
          <table:table-cell table:style-name="Tabla10.A2" office:value-type="string">
            <text:p text:style-name="P5">Análisis</text:p>
          </table:table-cell>
          <table:table-cell table:style-name="Tabla10.A2" office:value-type="string">
            <text:p text:style-name="P7">Tipo de requerimiento</text:p>
          </table:table-cell>
          <table:table-cell table:style-name="Tabla10.D2" office:value-type="string">
            <text:p text:style-name="Table_20_Contents">Funcional</text:p>
          </table:table-cell>
        </table:table-row>
        <table:table-row>
          <table:table-cell table:style-name="Tabla10.A2" office:value-type="string">
            <text:p text:style-name="P7">Creado por</text:p>
          </table:table-cell>
          <table:table-cell table:style-name="Tabla10.A2" office:value-type="string">
            <text:p text:style-name="Standard">Cristian Ríos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P3">11 Septiembre 2011</text:p>
          </table:table-cell>
        </table:table-row>
        <text:soft-page-break/>
        <table:table-row>
          <table:table-cell table:style-name="Tabla10.A2" office:value-type="string">
            <text:p text:style-name="P7">Actualizado por</text:p>
          </table:table-cell>
          <table:table-cell table:style-name="Tabla10.A2" office:value-type="string">
            <text:p text:style-name="Standard">Luis Felipe Vargas</text:p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>11 Septiembre 2011</text:p>
          </table:table-cell>
        </table:table-row>
        <table:table-row>
          <table:table-cell table:style-name="Tabla10.A2" office:value-type="string">
            <text:p text:style-name="P7">Descripción</text:p>
          </table:table-cell>
          <table:table-cell table:style-name="Tabla10.D2" table:number-columns-spanned="3" office:value-type="string">
            <text:p text:style-name="P20">El sistema debe permitir la creación de nuevas estaciones con la siguiente información: nombre, ubicación y la persona (operador) responsable de su funcionamiento. Dicha información debe ser manejada por el <text:span text:style-name="T4">Director</text:span>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atos de entrada</text:p>
          </table:table-cell>
          <table:table-cell table:style-name="Tabla10.D2" table:number-columns-spanned="3" office:value-type="string">
            <text:p text:style-name="P20">Los datos de entrada son nombre de la estación ubicación y responsable de la mis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atos de salida</text:p>
          </table:table-cell>
          <table:table-cell table:style-name="Tabla10.D2" table:number-columns-spanned="3" office:value-type="string">
            <text:p text:style-name="P12">Un mensaje que dirá el ingreso fue exitoso, y el ingreso de la estación a la base de datos 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Resultados esperados</text:p>
          </table:table-cell>
          <table:table-cell table:style-name="Tabla10.D2" table:number-columns-spanned="3" office:value-type="string">
            <text:p text:style-name="P12">Se crea el registro en la base de datos de la estación <text:s/>ingresad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Origen</text:p>
          </table:table-cell>
          <table:table-cell table:style-name="Tabla10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irigido a</text:p>
          </table:table-cell>
          <table:table-cell table:style-name="Tabla10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Prioridad</text:p>
          </table:table-cell>
          <table:table-cell table:style-name="Tabla10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Requerimientos asociados</text:p>
          </table:table-cell>
          <table:table-cell table:style-name="Tabla10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8">Precondiciones</text:p>
          </table:table-cell>
          <table:table-cell table:style-name="Tabla10.D2" table:number-columns-spanned="3" office:value-type="string">
            <text:p text:style-name="P12">Haberse logueado en el sistema como <text:span text:style-name="T4">Director</text:span>. 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Poscondiciones</text:p>
          </table:table-cell>
          <table:table-cell table:style-name="Tabla10.D2" table:number-columns-spanned="3" office:value-type="string">
            <text:p text:style-name="P12">Ingreso de la estación en la base de dato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Criterio de aceptación</text:p>
          </table:table-cell>
          <table:table-cell table:style-name="Tabla10.D2" table:number-columns-spanned="3" office:value-type="string">
            <text:p text:style-name="P12">El requerimiento es aceptado si al consultar la estación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0">Función del requerimiento: <text:span text:style-name="T2">El sistema debe permitir la consulta de <text:s/>todas las estaciones existentes a través de su nombre <text:s/>solamente por el </text:span><text:span text:style-name="T6">Director</text:span><text:span text:style-name="T2">.</text:span>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R3.2.12</text:p>
          </table:table-cell>
        </table:table-row>
        <table:table-row>
          <table:table-cell table:style-name="Tabla11.A2" office:value-type="string">
            <text:p text:style-name="P7">Estado</text:p>
          </table:table-cell>
          <table:table-cell table:style-name="Tabla11.A2" office:value-type="string">
            <text:p text:style-name="P5">Análisis</text:p>
          </table:table-cell>
          <table:table-cell table:style-name="Tabla11.A2" office:value-type="string">
            <text:p text:style-name="P7">Tipo de requerimiento</text:p>
          </table:table-cell>
          <table:table-cell table:style-name="Tabla11.D2" office:value-type="string">
            <text:p text:style-name="Table_20_Contents">Funcional</text:p>
          </table:table-cell>
        </table:table-row>
        <table:table-row>
          <table:table-cell table:style-name="Tabla11.A2" office:value-type="string">
            <text:p text:style-name="P7">Creado por</text:p>
          </table:table-cell>
          <table:table-cell table:style-name="Tabla11.A2" office:value-type="string">
            <text:p text:style-name="Standard">Cristian Ríos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P3">11 Septiembre 2011</text:p>
          </table:table-cell>
        </table:table-row>
        <table:table-row>
          <table:table-cell table:style-name="Tabla11.A2" office:value-type="string">
            <text:p text:style-name="P7">Actualizado por</text:p>
          </table:table-cell>
          <table:table-cell table:style-name="Tabla11.A2" office:value-type="string">
            <text:p text:style-name="Standard">Luis Felipe Vargas</text:p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>11 Septiembre 2011</text:p>
          </table:table-cell>
        </table:table-row>
        <text:soft-page-break/>
        <table:table-row>
          <table:table-cell table:style-name="Tabla11.A2" office:value-type="string">
            <text:p text:style-name="P7">Descripción</text:p>
          </table:table-cell>
          <table:table-cell table:style-name="Tabla11.D2" table:number-columns-spanned="3" office:value-type="string">
            <text:p text:style-name="P20">El <text:span text:style-name="T4">Director</text:span>, ingresará al sistema y digitará el nombre de la estación una vez digitado el nombre podrá consultar la estación. 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atos de entrada</text:p>
          </table:table-cell>
          <table:table-cell table:style-name="Tabla11.D2" table:number-columns-spanned="3" office:value-type="string">
            <text:p text:style-name="P20">El nombre de la est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atos de salida</text:p>
          </table:table-cell>
          <table:table-cell table:style-name="Tabla11.D2" table:number-columns-spanned="3" office:value-type="string">
            <text:p text:style-name="P12">Se mostrará la información correspondiente a la estación consultad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Resultados esperados</text:p>
          </table:table-cell>
          <table:table-cell table:style-name="Tabla11.D2" table:number-columns-spanned="3" office:value-type="string">
            <text:p text:style-name="P12">Que el resultado de la consulta coincida con lo que esta guardado en la base de dat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Origen</text:p>
          </table:table-cell>
          <table:table-cell table:style-name="Tabla11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irigido a</text:p>
          </table:table-cell>
          <table:table-cell table:style-name="Tabla11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Prioridad</text:p>
          </table:table-cell>
          <table:table-cell table:style-name="Tabla11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Requerimientos asociados</text:p>
          </table:table-cell>
          <table:table-cell table:style-name="Tabla11.D2" table:number-columns-spanned="3" office:value-type="string">
            <text:p text:style-name="P11">3.2.11</text:p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8">Precondiciones</text:p>
          </table:table-cell>
          <table:table-cell table:style-name="Tabla11.D2" table:number-columns-spanned="3" office:value-type="string">
            <text:p text:style-name="P12">Haberse logueado en el sistema como <text:span text:style-name="T4">Director</text:span>. 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">Poscondiciones</text:p>
          </table:table-cell>
          <table:table-cell table:style-name="Tabla11.D2" table:number-columns-spanned="3" office:value-type="string">
            <text:p text:style-name="P12">Se mostrará la información de la est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">Criterio de aceptación</text:p>
          </table:table-cell>
          <table:table-cell table:style-name="Tabla11.D2" table:number-columns-spanned="3" office:value-type="string">
            <text:p text:style-name="P12">El requerimiento es aceptado si al consultar la estación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7">Función del requerimiento:<text:span text:style-name="T1"> consultar las rutas que pasan por estación.</text:span>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2.13</text:p>
          </table:table-cell>
        </table:table-row>
        <table:table-row>
          <table:table-cell table:style-name="Tabla12.A2" office:value-type="string">
            <text:p text:style-name="P7">Estado</text:p>
          </table:table-cell>
          <table:table-cell table:style-name="Tabla12.A2" office:value-type="string">
            <text:p text:style-name="P5">Análisis</text:p>
          </table:table-cell>
          <table:table-cell table:style-name="Tabla12.A2" office:value-type="string">
            <text:p text:style-name="P7">Tipo de requerimiento</text:p>
          </table:table-cell>
          <table:table-cell table:style-name="Tabla12.D2" office:value-type="string">
            <text:p text:style-name="P15">Funcional</text:p>
          </table:table-cell>
        </table:table-row>
        <table:table-row>
          <table:table-cell table:style-name="Tabla12.A2" office:value-type="string">
            <text:p text:style-name="P7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7">Actualizado por</text:p>
          </table:table-cell>
          <table:table-cell table:style-name="Tabla12.A2" office:value-type="string">
            <text:p text:style-name="Standard">Luis Felipe Vargas</text:p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7">Descripción</text:p>
          </table:table-cell>
          <table:table-cell table:style-name="Tabla12.D2" table:number-columns-spanned="3" office:value-type="string">
            <text:p text:style-name="P16">El sistema debe mostrar las diferentes rutas que pasan por una estación especifica.</text:p>
          </table:table-cell>
          <table:covered-table-cell/>
          <table:covered-table-cell/>
        </table:table-row>
        <text:soft-page-break/>
        <table:table-row>
          <table:table-cell table:style-name="Tabla12.A2" office:value-type="string">
            <text:p text:style-name="P7">Datos de entrada</text:p>
          </table:table-cell>
          <table:table-cell table:style-name="Tabla12.D2" table:number-columns-spanned="3" office:value-type="string">
            <text:p text:style-name="P16">El sistema pedirá que se ingrese el nombre o el identificador de la estación a consulta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atos de salida</text:p>
          </table:table-cell>
          <table:table-cell table:style-name="Tabla12.D2" table:number-columns-spanned="3" office:value-type="string">
            <text:p text:style-name="P16">El sistema debe de retornar un listado que muestre el nombre con cada una de las rutas que pasan por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Resultados esperados</text:p>
          </table:table-cell>
          <table:table-cell table:style-name="Tabla12.D2" table:number-columns-spanned="3" office:value-type="string">
            <text:p text:style-name="P16">El sistema consulta cuales rutas pasan por una misma estación, al realizar esta búsqueda se retornara un listado con la información requerid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Origen</text:p>
          </table:table-cell>
          <table:table-cell table:style-name="Tabla12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irigido a</text:p>
          </table:table-cell>
          <table:table-cell table:style-name="Tabla12.D2" table:number-columns-spanned="3" office:value-type="string">
            <text:p text:style-name="P16">Usuarios del Sist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Prioridad</text:p>
          </table:table-cell>
          <table:table-cell table:style-name="Tabla12.D2" table:number-columns-spanned="3" office:value-type="string">
            <text:p text:style-name="P16">3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Requerimientos asociados</text:p>
          </table:table-cell>
          <table:table-cell table:style-name="Tabla12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8">Precondiciones</text:p>
          </table:table-cell>
          <table:table-cell table:style-name="Tabla12.D2" table:number-columns-spanned="3" office:value-type="string">
            <text:p text:style-name="P12">Ingresar a la aplicación web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8">Poscondiciones</text:p>
          </table:table-cell>
          <table:table-cell table:style-name="Tabla12.D2" table:number-columns-spanned="3" office:value-type="string">
            <text:p text:style-name="P12">El sistema mostrará el listado de cada una de las rutas que pasan por <text:s/>la estación para que el usuario pueda elegi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8">Criterio de aceptación</text:p>
          </table:table-cell>
          <table:table-cell table:style-name="Tabla12.D2" table:number-columns-spanned="3" office:value-type="string">
            <text:p text:style-name="P12">El requerimiento es aceptado si un usuario puede realizar la consulta y se devuelven los resultados esperados para cada ruta que pasa por la estación correspondiente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row>
          <table:table-cell table:style-name="Tabla13.A1" table:number-columns-spanned="2" office:value-type="string">
            <text:p text:style-name="P10">Función del requerimiento:<text:span text:style-name="T1"> Consultar el recorrido de una ruta de manera gráfica.</text:span></text:p>
          </table:table-cell>
          <table:covered-table-cell/>
          <table:table-cell table:style-name="Tabla13.A1" office:value-type="string">
            <text:p text:style-name="P1">Identificador</text:p>
          </table:table-cell>
          <table:table-cell table:style-name="Tabla13.D1" office:value-type="string">
            <text:p text:style-name="Standard">3.2.14</text:p>
          </table:table-cell>
        </table:table-row>
        <table:table-row>
          <table:table-cell table:style-name="Tabla13.A2" office:value-type="string">
            <text:p text:style-name="P7">Estado</text:p>
          </table:table-cell>
          <table:table-cell table:style-name="Tabla13.A2" office:value-type="string">
            <text:p text:style-name="P5">Análisis</text:p>
          </table:table-cell>
          <table:table-cell table:style-name="Tabla13.A2" office:value-type="string">
            <text:p text:style-name="P7">Tipo de requerimiento</text:p>
          </table:table-cell>
          <table:table-cell table:style-name="Tabla13.D2" office:value-type="string">
            <text:p text:style-name="P15">Funcional</text:p>
          </table:table-cell>
        </table:table-row>
        <table:table-row>
          <table:table-cell table:style-name="Tabla13.A2" office:value-type="string">
            <text:p text:style-name="P7">Creado por</text:p>
          </table:table-cell>
          <table:table-cell table:style-name="Tabla13.A2" office:value-type="string">
            <text:p text:style-name="Standard">Edgar Andrés Moncada</text:p>
          </table:table-cell>
          <table:table-cell table:style-name="Tabla13.A2" office:value-type="string">
            <text:p text:style-name="P1">Fecha creación</text:p>
          </table:table-cell>
          <table:table-cell table:style-name="Tabla13.D2" office:value-type="string">
            <text:p text:style-name="Standard">12 Septiembre 2011</text:p>
          </table:table-cell>
        </table:table-row>
        <table:table-row>
          <table:table-cell table:style-name="Tabla13.A2" office:value-type="string">
            <text:p text:style-name="P7">Actualizado por</text:p>
          </table:table-cell>
          <table:table-cell table:style-name="Tabla13.A2" office:value-type="string">
            <text:p text:style-name="Standard">Luis Felipe Vargas</text:p>
          </table:table-cell>
          <table:table-cell table:style-name="Tabla13.A2" office:value-type="string">
            <text:p text:style-name="P1">Fecha actualización</text:p>
          </table:table-cell>
          <table:table-cell table:style-name="Tabla13.D2" office:value-type="string">
            <text:p text:style-name="Standard">12 Septiembre 2011</text:p>
          </table:table-cell>
        </table:table-row>
        <table:table-row>
          <table:table-cell table:style-name="Tabla13.A2" office:value-type="string">
            <text:p text:style-name="P7">Descripción</text:p>
          </table:table-cell>
          <table:table-cell table:style-name="Tabla13.D2" table:number-columns-spanned="3" office:value-type="string">
            <text:p text:style-name="P16">El sistema debe mostrar las diferentes rutas que se recorren en un mapa de la localidad.</text:p>
          </table:table-cell>
          <table:covered-table-cell/>
          <table:covered-table-cell/>
        </table:table-row>
        <text:soft-page-break/>
        <table:table-row>
          <table:table-cell table:style-name="Tabla13.A2" office:value-type="string">
            <text:p text:style-name="P7">Datos de entrada</text:p>
          </table:table-cell>
          <table:table-cell table:style-name="Tabla13.D2" table:number-columns-spanned="3" office:value-type="string">
            <text:p text:style-name="P16">El sistema pedirá que se ingrese el nombre o el identificador de la ruta a consultar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atos de salida</text:p>
          </table:table-cell>
          <table:table-cell table:style-name="Tabla13.D2" table:number-columns-spanned="3" office:value-type="string">
            <text:p text:style-name="P16">El sistema mostrará un mapa del trazado de la ruta en que se consultó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Resultados esperados</text:p>
          </table:table-cell>
          <table:table-cell table:style-name="Tabla13.D2" table:number-columns-spanned="3" office:value-type="string">
            <text:p text:style-name="P16">El sistema consulta cual es la ruta a buscar y de acuerdo ha esta <text:s/>mostrará en pantalla el trazado de la rut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Origen</text:p>
          </table:table-cell>
          <table:table-cell table:style-name="Tabla13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irigido a</text:p>
          </table:table-cell>
          <table:table-cell table:style-name="Tabla13.D2" table:number-columns-spanned="3" office:value-type="string">
            <text:p text:style-name="P16">Usuarios del Sistema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Prioridad</text:p>
          </table:table-cell>
          <table:table-cell table:style-name="Tabla13.D2" table:number-columns-spanned="3" office:value-type="string">
            <text:p text:style-name="P16">1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Requerimientos asociados</text:p>
          </table:table-cell>
          <table:table-cell table:style-name="Tabla13.D2" table:number-columns-spanned="3" office:value-type="string">
            <text:p text:style-name="P15">3.2.13</text:p>
          </table:table-cell>
          <table:covered-table-cell/>
          <table:covered-table-cell/>
        </table:table-row>
        <table:table-row>
          <table:table-cell table:style-name="Tabla13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8">Precondiciones</text:p>
          </table:table-cell>
          <table:table-cell table:style-name="Tabla13.D2" table:number-columns-spanned="3" office:value-type="string">
            <text:p text:style-name="P12">Ingresar a la aplicación web y haber consultado previamente un listado de rutas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8">Poscondiciones</text:p>
          </table:table-cell>
          <table:table-cell table:style-name="Tabla13.D2" table:number-columns-spanned="3" office:value-type="string">
            <text:p text:style-name="P12">El sistema permitirá observar el trazado de cada una de las rutas. 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8">Criterio de aceptación</text:p>
          </table:table-cell>
          <table:table-cell table:style-name="Tabla13.D2" table:number-columns-spanned="3" office:value-type="string">
            <text:p text:style-name="P12">El requerimiento es aceptado si al consultar una ruta se devuelve el mapa con el trazado y las paradas correspondientes de manera correcta y legible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1T11:29:42</meta:creation-date>
    <dc:date>2011-09-14T21:04:51</dc:date>
    <dc:creator>Cristian Lopez</dc:creator>
    <meta:editing-duration>PT11H37M4S</meta:editing-duration>
    <meta:editing-cycles>108</meta:editing-cycles>
    <meta:generator>LibreOffice/3.3$Unix LibreOffice_project/330m19$Build-301</meta:generator>
    <meta:document-statistic meta:table-count="13" meta:image-count="0" meta:object-count="0" meta:page-count="13" meta:paragraph-count="489" meta:word-count="2499" meta:character-count="15740"/>
  </office:meta>
</office:document-meta>
</file>